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355e00"/>
    </style:style>
    <style:style style:name="P2" style:family="paragraph" style:parent-style-name="Standard">
      <style:text-properties fo:color="#0099ff" style:text-underline-style="solid" style:text-underline-width="auto" style:text-underline-color="font-color" officeooo:rsid="001f4ae4" officeooo:paragraph-rsid="001f4ae4"/>
    </style:style>
    <style:style style:name="P3" style:family="paragraph" style:parent-style-name="Standard">
      <style:text-properties style:use-window-font-color="true" style:text-underline-style="none" officeooo:rsid="00206f44" officeooo:paragraph-rsid="00206f44"/>
    </style:style>
    <style:style style:name="T1" style:family="text">
      <style:text-properties style:use-window-font-color="true"/>
    </style:style>
    <style:style style:name="T2" style:family="text">
      <style:text-properties officeooo:rsid="0020bc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Introduction</text:p>
      <text:p text:style-name="P2"/>
      <text:p text:style-name="P3"><text:s text:c="2"/>L'objectif de ce projet est de réaliser une simulation de conquête spatiale <text:span text:style-name="T2">qui opposera différentes espèces de la galaxi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22:21:17.073648589</meta:creation-date>
    <meta:generator>LibreOffice/4.2.8.2$Linux_x86 LibreOffice_project/420m0$Build-2</meta:generator>
    <dc:date>2016-12-14T21:54:10.625497264</dc:date>
    <meta:editing-duration>PT37M13S</meta:editing-duration>
    <meta:editing-cycles>3</meta:editing-cycles>
    <meta:document-statistic meta:table-count="0" meta:image-count="0" meta:object-count="0" meta:page-count="2" meta:paragraph-count="2" meta:word-count="20" meta:character-count="137" meta:non-whitespace-character-count="116"/>
  </office:meta>
</office:document-meta>
</file>